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37653" officeooo:paragraph-rsid="00037653"/>
    </style:style>
    <style:style style:name="P2" style:family="paragraph" style:parent-style-name="Standard">
      <style:paragraph-properties fo:text-align="end" style:justify-single-word="false"/>
      <style:text-properties officeooo:rsid="00037653" officeooo:paragraph-rsid="00037653"/>
    </style:style>
    <style:style style:name="P3" style:family="paragraph" style:parent-style-name="Standard">
      <style:paragraph-properties fo:text-align="start" style:justify-single-word="false"/>
      <style:text-properties officeooo:rsid="00037653" officeooo:paragraph-rsid="00037653"/>
    </style:style>
    <style:style style:name="P4" style:family="paragraph" style:parent-style-name="Standard">
      <style:text-properties officeooo:paragraph-rsid="00037653"/>
    </style:style>
    <style:style style:name="T1" style:family="text">
      <style:text-properties officeooo:rsid="0003765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ohn Doe</text:p>
      <text:p text:style-name="P2">Park Avenue 123</text:p>
      <text:p text:style-name="P2">54321 New Berlin</text:p>
      <text:p text:style-name="P2"/>
      <text:p text:style-name="P3">${first name} ${name}</text:p>
      <text:p text:style-name="P3">${address line1}</text:p>
      <text:p text:style-name="P3">${address line2}</text:p>
      <text:p text:style-name="P2"/>
      <text:p text:style-name="P2">01/30/2020</text:p>
      <text:p text:style-name="P1"/>
      <text:p text:style-name="P1">Dear ${salutation} ${name},</text:p>
      <text:p text:style-name="P1"/>
      <text:p text:style-name="P4"><text:span text:style-name="T1">I‘m writing to let you know l</text:span>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text:p>
      <text:p text:style-name="P4"/>
      <text:p text:style-name="P1">Best,</text:p>
      <text:p text:style-name="P1">Joh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30T22:14:24.809919416</meta:creation-date>
    <dc:date>2020-01-30T22:20:50.137282990</dc:date>
    <meta:editing-duration>PT6M26S</meta:editing-duration>
    <meta:editing-cycles>1</meta:editing-cycles>
    <meta:document-statistic meta:table-count="0" meta:image-count="0" meta:object-count="0" meta:page-count="1" meta:paragraph-count="11" meta:word-count="93" meta:character-count="595" meta:non-whitespace-character-count="513"/>
    <meta:generator>LibreOffice/6.3.3.2$Linux_X86_64 LibreOffice_project/a64200df03143b798afd1ec74a12ab50359878ed</meta:generator>
  </office:meta>
</office:document-meta>
</file>